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 style:list-style-name="WWNum4"/>
    <style:style style:name="P6" style:family="paragraph" style:parent-style-name="Standard" style:list-style-name="WWNum5"/>
    <style:style style:name="P7" style:family="paragraph" style:parent-style-name="Standard" style:list-style-name="WWNum6"/>
    <style:style style:name="P8" style:family="paragraph" style:parent-style-name="Standard" style:list-style-name="WWNum7"/>
    <style:style style:name="P9" style:family="paragraph" style:parent-style-name="Standard" style:list-style-name="WWNum8"/>
    <style:style style:name="P10" style:family="paragraph" style:parent-style-name="Standard" style:list-style-name="WWNum9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WWNum10"/>
    <style:style style:name="P13" style:family="paragraph" style:parent-style-name="Standard" style:list-style-name="WWNum11"/>
    <style:style style:name="P14" style:family="paragraph" style:parent-style-name="Standard" style:list-style-name="WWNum12"/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oftware Requirements Specification (SRS)</text:span><text:span text:style-name="T1"/></text:p>
      <text:p text:style-name="Standard" loext:marker-style-name="T2"><text:span text:style-name="T2">1. Introduction</text:span><text:span text:style-name="T2"/></text:p>
      <text:p text:style-name="Standard" loext:marker-style-name="T2"><text:span text:style-name="T2">1.1 Purpose</text:span><text:span text:style-name="T2"/></text:p>
      <text:p text:style-name="Standard">The Web-Based Financial Lending System aims to connect lenders and small-time borrowers through a secure, transparent, and automated platform. The system will facilitate lender and borrower on-boarding, loan agreements, and structured loan repayment.</text:p>
      <text:p text:style-name="Standard" loext:marker-style-name="T2"><text:span text:style-name="T2">1.2 Scope</text:span><text:span text:style-name="T2"/></text:p>
      <text:list text:style-name="WWNum1">
        <text:list-item>
          <text:p text:style-name="P2">Secure storage and encryption of lender and borrower details.</text:p>
        </text:list-item>
        <text:list-item>
          <text:p text:style-name="P2">Capturing and evaluating borrower credit ratings.</text:p>
        </text:list-item>
        <text:list-item>
          <text:p text:style-name="P2">Multi-lender loan funding with interest rate matching.</text:p>
        </text:list-item>
        <text:list-item>
          <text:p text:style-name="P2">Loan agreement and EMI-based repayment process.</text:p>
        </text:list-item>
      </text:list>
      <text:p text:style-name="Standard" loext:marker-style-name="T2"><text:span text:style-name="T2">1.3 Definitions</text:span><text:span text:style-name="T2"/></text:p>
      <text:list text:style-name="WWNum2">
        <text:list-item>
          <text:p text:style-name="P3"><text:span text:style-name="T2">Lender</text:span>: A financial donor providing funds.</text:p>
        </text:list-item>
        <text:list-item>
          <text:p text:style-name="P3"><text:span text:style-name="T2">Borrower</text:span>: An individual seeking financial aid.</text:p>
        </text:list-item>
        <text:list-item>
          <text:p text:style-name="P3"><text:span text:style-name="T2">Loan Agreement</text:span>: A contract between lenders and borrowers.</text:p>
        </text:list-item>
        <text:list-item>
          <text:p text:style-name="P3"><text:span text:style-name="T2">EMI (Equated Monthly Installments)</text:span>: Fixed payments made by borrowers for loan repayment.</text:p>
        </text:list-item>
      </text:list>
      <text:p text:style-name="Standard" loext:marker-style-name="T2"><text:span text:style-name="T2">2. Functional Requirements</text:span><text:span text:style-name="T2"/></text:p>
      <text:p text:style-name="Standard" loext:marker-style-name="T2"><text:span text:style-name="T2">2.1 Lender Onboarding</text:span><text:span text:style-name="T2"/></text:p>
      <text:list text:style-name="WWNum3">
        <text:list-item>
          <text:p text:style-name="P4">Store lender details securely.</text:p>
        </text:list-item>
        <text:list-item>
          <text:p text:style-name="P4">Allow lenders to specify interest rates.</text:p>
        </text:list-item>
        <text:list-item>
          <text:p text:style-name="P4">Track lender balance and available funds.</text:p>
        </text:list-item>
      </text:list>
      <text:p text:style-name="Standard" loext:marker-style-name="T2"><text:span text:style-name="T2">2.2 Borrower Onboarding</text:span><text:span text:style-name="T2"/></text:p>
      <text:list text:style-name="WWNum4">
        <text:list-item>
          <text:p text:style-name="P5">Register borrower details securely.</text:p>
        </text:list-item>
        <text:list-item>
          <text:p text:style-name="P5">Capture borrower credit rating and preferred interest rates.</text:p>
        </text:list-item>
        <text:list-item>
          <text:p text:style-name="P5">Match borrowers with available lenders.</text:p>
        </text:list-item>
      </text:list>
      <text:p text:style-name="Standard" loext:marker-style-name="T2"><text:soft-page-break/><text:span text:style-name="T2">2.3 Loan Agreement</text:span><text:span text:style-name="T2"/></text:p>
      <text:list text:style-name="WWNum5">
        <text:list-item>
          <text:p text:style-name="P6">Verify lender funds and borrower eligibility.</text:p>
        </text:list-item>
        <text:list-item>
          <text:p text:style-name="P6">Match lender and borrower interest rates in a stock market-like approach.</text:p>
        </text:list-item>
        <text:list-item>
          <text:p text:style-name="P6">Finalize agreements and allocate funds to borrowers.</text:p>
        </text:list-item>
        <text:list-item>
          <text:p text:style-name="P6">Update lender balances post-disbursement.</text:p>
        </text:list-item>
      </text:list>
      <text:p text:style-name="Standard" loext:marker-style-name="T2"><text:span text:style-name="T2">2.4 Loan Repayment</text:span><text:span text:style-name="T2"/></text:p>
      <text:list text:style-name="WWNum6">
        <text:list-item>
          <text:p text:style-name="P7">Implement EMI-based repayments.</text:p>
        </text:list-item>
        <text:list-item>
          <text:p text:style-name="P7">Calculate and track interest and principal components.</text:p>
        </text:list-item>
        <text:list-item>
          <text:p text:style-name="P7">Reflect loan repayment in lender balances.</text:p>
        </text:list-item>
      </text:list>
      <text:p text:style-name="Standard" loext:marker-style-name="T2"><text:span text:style-name="T2">3. Non-Functional Requirements</text:span><text:span text:style-name="T2"/></text:p>
      <text:list text:style-name="WWNum7">
        <text:list-item>
          <text:p text:style-name="P8"><text:span text:style-name="T2">Security</text:span>: Encrypted data storage and secure transactions.</text:p>
        </text:list-item>
        <text:list-item>
          <text:p text:style-name="P8"><text:span text:style-name="T2">Performance</text:span>: Efficient query handling and quick matching algorithms.</text:p>
        </text:list-item>
        <text:list-item>
          <text:p text:style-name="P8"><text:span text:style-name="T2">Scalability</text:span>: Support for multiple lenders and borrowers.</text:p>
        </text:list-item>
        <text:list-item>
          <text:p text:style-name="P8"><text:span text:style-name="T2">Usability</text:span>: User-friendly UI for seamless navigation.</text:p>
        </text:list-item>
      </text:list>
      <text:p text:style-name="Standard" loext:marker-style-name="T2"><text:span text:style-name="T2">4. System Models</text:span><text:span text:style-name="T2"/></text:p>
      <text:list text:style-name="WWNum8">
        <text:list-item>
          <text:p text:style-name="P9"><text:span text:style-name="T2">Database Schema</text:span>: MySQL database with tables for borrowers, lenders, and loans.</text:p>
        </text:list-item>
        <text:list-item>
          <text:p text:style-name="P9"><text:span text:style-name="T2">API Integration</text:span>: Endpoints for loan requests, repayments, and lender management.</text:p>
        </text:list-item>
      </text:list>
      <text:p text:style-name="Standard" loext:marker-style-name="T2"><text:span text:style-name="T2">5. Assumptions &amp; Constraints</text:span><text:span text:style-name="T2"/></text:p>
      <text:list text:style-name="WWNum9">
        <text:list-item>
          <text:p text:style-name="P10">Borrowers must fall within ID range 1-10000.</text:p>
        </text:list-item>
        <text:list-item>
          <text:p text:style-name="P10">Lenders must fall within ID range 10001-20000.</text:p>
        </text:list-item>
        <text:list-item>
          <text:p text:style-name="P10">Interest rate matching follows a sorted array logic.</text:p>
        </text:list-item>
      </text:list>
      <text:p text:style-name="Standard"><draw:rect text:anchor-type="as-char" style:rel-width="100%" draw:z-index="0" draw:name="Shape1" draw:style-name="gr1" draw:text-style-name="P15" svg:width="6.2685in" svg:height="0.0213in"><text:p/></draw:rect></text:p>
      <text:p text:style-name="P11" loext:marker-style-name="T2"/>
      <text:p text:style-name="P11" loext:marker-style-name="T2"/>
      <text:p text:style-name="P11" loext:marker-style-name="T2"/>
      <text:p text:style-name="P11" loext:marker-style-name="T2"><text:soft-page-break/></text:p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" loext:marker-style-name="T1"><text:span text:style-name="T1">Design Document (DD)</text:span><text:span text:style-name="T1"/></text:p>
      <text:p text:style-name="Standard" loext:marker-style-name="T2"><text:span text:style-name="T2">1. System Architecture</text:span><text:span text:style-name="T2"/></text:p>
      <text:p text:style-name="Standard" loext:marker-style-name="T2"><text:span text:style-name="T2">1.1 Overview</text:span><text:span text:style-name="T2"/></text:p>
      <text:list text:style-name="WWNum10">
        <text:list-item>
          <text:p text:style-name="P12"><text:span text:style-name="T2">Frontend</text:span>: React-based UI</text:p>
        </text:list-item>
        <text:list-item>
          <text:p text:style-name="P12"><text:span text:style-name="T2">Backend</text:span>: Python (Flask/Django for API handling)</text:p>
        </text:list-item>
        <text:list-item>
          <text:p text:style-name="P12"><text:span text:style-name="T2">Database</text:span>: MySQL (Data encryption enabled)</text:p>
        </text:list-item>
      </text:list>
      <text:p text:style-name="Standard" loext:marker-style-name="T2"><text:span text:style-name="T2">1.2 Database Schema</text:span><text:span text:style-name="T2"/></text:p>
      <text:p text:style-name="Standard" loext:marker-style-name="T2"><text:span text:style-name="T2">Tables:</text:span><text:span text:style-name="T2"/></text:p>
      <text:list text:style-name="WWNum11">
        <text:list-item>
          <text:p text:style-name="P13"><text:span text:style-name="T2">Lenders</text:span>: lender_id, name, encrypted_details, balance, interest_rates.</text:p>
        </text:list-item>
        <text:list-item>
          <text:p text:style-name="P13"><text:span text:style-name="T2">Borrowers</text:span>: borrower_id, name, credit_rating, preferred_interest_rates.</text:p>
        </text:list-item>
        <text:list-item>
          <text:p text:style-name="P13"><text:span text:style-name="T2">Loans</text:span>: loan_id, borrower_id, lender_id(s), amount, tenure, EMI, interest_rate, status.</text:p>
        </text:list-item>
      </text:list>
      <text:p text:style-name="Standard" loext:marker-style-name="T2"><text:span text:style-name="T2">1.3 API Endpoints</text:span><text:span text:style-name="T2"/></text:p>
      <text:list text:style-name="WWNum12">
        <text:list-item>
          <text:p text:style-name="P14"><text:span text:style-name="T2">POST /api/create-loan</text:span>: Initiates a loan request.</text:p>
        </text:list-item>
        <text:list-item>
          <text:p text:style-name="P14"><text:span text:style-name="T2">GET /api/lenders</text:span>: Fetches available lenders.</text:p>
        </text:list-item>
        <text:list-item>
          <text:p text:style-name="P14"><text:span text:style-name="T2">POST /api/repay-loan</text:span>: Processes loan repayment.</text:p>
        </text:list-item>
      </text:list>
      <text:p text:style-name="Standard"><draw:rect text:anchor-type="as-char" style:rel-width="100%" draw:z-index="1" draw:name="Shape2" draw:style-name="gr1" draw:text-style-name="P15" svg:width="6.2685in" svg:height="0.0213in"><text:p/></draw:rec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